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Projection (P)</text:p>
            <text:p>2014-07-01</text:p>
          </table:table-cell>
        </table:table-row>
        <table:table-row table:style-name="ro2">
          <table:table-cell office:value-type="string" calcext:value-type="string">
            <text:p><text:a xlink:href="javascript:sym(31556)" xlink:type="simple">Afgooye</text:a>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59)" xlink:type="simple">Baardheere</text:a> [Bardera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64)" xlink:type="simple">Badhan</text:a> (Baran)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7734)" xlink:type="simple">Barbara</text:a> [Berbera]</text:p>
          </table:table-cell>
          <table:table-cell office:value-type="float" office:value="374000" calcext:value-type="float">
            <text:p>374000</text:p>
          </table:table-cell>
        </table:table-row>
        <table:table-row table:style-name="ro3">
          <table:table-cell office:value-type="string" calcext:value-type="string">
            <text:p><text:a xlink:href="javascript:sym(7733)" xlink:type="simple">Baydhabo</text:a> [Baidoa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2057)" xlink:type="simple">Beletweeyne</text:a> [Beledweyne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61)" xlink:type="simple">Boorama</text:a> [Borama]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22060)" xlink:type="simple">Boosaaso</text:a> (Bender Qasim) [Bosaso]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735)" xlink:type="simple">Burco</text:a> [Burao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2062)" xlink:type="simple">Buuloburte</text:a> [Buloburde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2063)" xlink:type="simple">Buurhakaba</text:a> [Burhakaba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62)" xlink:type="simple">Ceerigaabo</text:a> [Erigabo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2059)" xlink:type="simple">Gaalkacyo</text:a> [Galkacyo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58)" xlink:type="simple">Garoowe</text:a> [Garowe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7736)" xlink:type="simple">Hargeysa</text:a> [Hargeisa]</text:p>
          </table:table-cell>
          <table:table-cell office:value-type="float" office:value="741000" calcext:value-type="float">
            <text:p>741000</text:p>
          </table:table-cell>
        </table:table-row>
        <table:table-row table:style-name="ro3">
          <table:table-cell office:value-type="string" calcext:value-type="string">
            <text:p><text:a xlink:href="javascript:sym(22056)" xlink:type="simple">Jamaame</text:a> [Jamame]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064)" xlink:type="simple">Jilib</text:a>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058)" xlink:type="simple">Jowhar</text:a>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7737)" xlink:type="simple">Kismaayo</text:a> [Kismayo]</text:p>
          </table:table-cell>
          <table:table-cell office:value-type="float" office:value="358000" calcext:value-type="float">
            <text:p>358000</text:p>
          </table:table-cell>
        </table:table-row>
        <table:table-row table:style-name="ro3">
          <table:table-cell office:value-type="string" calcext:value-type="string">
            <text:p><text:a xlink:href="javascript:sym(31563)" xlink:type="simple">Laascaanood</text:a> [Las Anod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7738)" xlink:type="simple">Marka</text:a> [Merca]</text:p>
          </table:table-cell>
          <table:table-cell office:value-type="float" office:value="499000" calcext:value-type="float">
            <text:p>499000</text:p>
          </table:table-cell>
        </table:table-row>
        <table:table-row table:style-name="ro3">
          <table:table-cell office:value-type="string" calcext:value-type="string">
            <text:p><text:a xlink:href="javascript:sym(7739)" xlink:type="simple">Muqdisho</text:a> [Mogadishu]</text:p>
          </table:table-cell>
          <table:table-cell table:style-name="ce3" office:value-type="float" office:value="1650227" calcext:value-type="float">
            <text:p>1650227</text:p>
          </table:table-cell>
        </table:table-row>
        <table:table-row table:style-name="ro3">
          <table:table-cell office:value-type="string" calcext:value-type="string">
            <text:p><text:a xlink:href="javascript:sym(31560)" xlink:type="simple">Qardho</text:a> [Gardo]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1557)" xlink:type="simple">Qoryooley</text:a> [Qoryoley]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18:37.121460700</meta:creation-date>
    <dc:date>2025-04-21T08:18:53.228845700</dc:date>
    <meta:editing-duration>PT16S</meta:editing-duration>
    <meta:editing-cycles>1</meta:editing-cycles>
    <meta:document-statistic meta:table-count="1" meta:cell-count="50" meta:object-count="0"/>
    <meta:generator>LibreOffice/25.2.2.2$Windows_X86_64 LibreOffice_project/7370d4be9e3cf6031a51beef54ff3bda878e3fac</meta:generator>
  </office:meta>
</office:document-meta>
</file>